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008080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fo:color="#008080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fo:color="#008080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fo:color="#008080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fo:color="#008080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fo:color="#008080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fo:color="#008080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fo:color="#008080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8080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top="12.00pt" fo:margin-bottom="6.00pt"/>
    </style: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00.00%" fo:text-align="left" fo:margin-bottom="6.00p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 fo:margin-bottom="6.00pt"/>
    </style:style>
    <style:style style:name="P10" style:family="paragraph">
      <style:paragraph-properties fo:line-height="100.00%" fo:text-align="left" fo:margin-bottom="6.00p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 fo:margin-bottom="6.00pt"/>
    </style:style>
    <style:style style:name="P12" style:family="paragraph">
      <style:paragraph-properties fo:line-height="100.00%" fo:text-align="left" fo:margin-bottom="6.00pt"/>
    </style:style>
    <style:style style:name="P13" style:family="paragraph">
      <style:paragraph-properties fo:line-height="100.00%" fo:text-align="left" fo:margin-top="12.00pt" fo:margin-bottom="6.00pt"/>
    </style:style>
    <style:style style:name="P14" style:family="paragraph">
      <style:paragraph-properties fo:line-height="100.00%" fo:text-align="left" fo:margin-bottom="6.00p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 fo:margin-bottom="6.00pt"/>
    </style:style>
    <style:style style:name="P16" style:family="paragraph">
      <style:paragraph-properties fo:line-height="100.00%" fo:text-align="left" fo:margin-bottom="6.00p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 fo:margin-bottom="6.00pt"/>
    </style:style>
    <style:style style:name="P18" style:family="paragraph">
      <style:paragraph-properties fo:line-height="100.00%" fo:text-align="left" fo:margin-bottom="6.00p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18.00pt" fo:text-indent="18.00pt" fo:margin-bottom="6.00pt"/>
    </style:style>
    <style:style style:name="P20" style:family="paragraph">
      <style:paragraph-properties fo:line-height="100.00%" fo:text-align="left" fo:margin-bottom="6.00pt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-18.00pt" fo:text-indent="18.00pt" fo:margin-bottom="6.00pt"/>
    </style:style>
    <style:style style:name="P22" style:family="paragraph">
      <style:paragraph-properties fo:line-height="100.00%" fo:text-align="left" fo:margin-bottom="6.00p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-18.00pt" fo:text-indent="18.00pt" fo:margin-bottom="6.00pt"/>
    </style:style>
  </office:automatic-styles>
  <office:body>
    <office:text>
      <text:p text:style-name="P1"><text:span text:style-name="T1">Corrección Proyecto</text:span></text:p>
      <text:p text:style-name="P1"><text:span text:style-name="T2">Alumno</text:span></text:p>
      <text:p text:style-name="P2"><text:span text:style-name="T3">María del Carmen Torres Velasco</text:span></text:p>
      <text:p text:style-name="P3"><text:span text:style-name="T4">Calificación</text:span></text:p>
      <text:p text:style-name="P4"><text:span text:style-name="T5">APTO</text:span></text:p>
      <text:p text:style-name="P5"><text:span text:style-name="T6">Comentarios</text:span></text:p>
      <text:p text:style-name="P6"><text:span text:style-name="T7">Solución simple y clara. Adapta los conocimientos adquiridos en clase.</text:span></text:p>
      <text:p text:style-name="P6"><text:span text:style-name="T7">Arquitectura correcta, a mejorar organización de controladores y archivos de vistas, y el empleo de métodos auxiliares.<text:s/></text:span><text:span text:style-name="T8">Hecho. Controlador de login y acceder metidos en una misma clase.</text:span><text:span text:style-name="T9"/></text:p>
      <text:p text:style-name="P7"><text:span text:style-name="T10">Anotaciones</text:span></text:p>
      <text:p text:style-name="P8"><text:span text:style-name="T11">RF:</text:span></text:p>
      <text:list text:style-name="L9">
        <text:list-item>
          <text:p text:style-name="P9"><text:span text:style-name="T11">Acceso correcto, validación</text:span></text:p>
        </text:list-item>
        <text:list-item>
          <text:p text:style-name="P9"><text:span text:style-name="T11">Interacción con usuario sencilla y completa</text:span></text:p>
        </text:list-item>
        <text:list-item>
          <text:p text:style-name="P9"><text:span text:style-name="T11">Extendidos:</text:span></text:p>
        </text:list-item>
        <text:list-item>
          <text:p text:style-name="P9"><text:span text:style-name="T11">Control de autorización, pendiente comprobar perfiles </text:span></text:p>
        </text:list-item>
      </text:list>
      <text:p text:style-name="P10"><text:span text:style-name="T12"/></text:p>
      <text:p text:style-name="P10"><text:span text:style-name="T13">RNF:</text:span></text:p>
      <text:list text:style-name="L11">
        <text:list-item>
          <text:p text:style-name="P11"><text:span text:style-name="T13">Empleo de asociaciones simples e inversa. Cuidado con nomenclatura de claves.</text:span></text:p>
        </text:list-item>
        <text:list-item>
          <text:p text:style-name="P11"><text:span text:style-name="T13">DAOs sencillos y claros. Buscar por id se puede implementar con get, no necesario buscar por dni ya que tenemos acceso al id del usuario</text:span></text:p>
        </text:list-item>
        <text:list-item>
          <text:p text:style-name="P11"><text:span text:style-name="T13">Configuración completa</text:span></text:p>
        </text:list-item>
        <text:list-item>
          <text:p text:style-name="P11"><text:span text:style-name="T13">Bien definición de internacionalización, pendiente incluir mensajes validación.<text:s/></text:span><text:span text:style-name="T14">Hecho.</text:span><text:span text:style-name="T15"/></text:p>
        </text:list-item>
      </text:list>
      <text:p text:style-name="P12"><text:span text:style-name="T16"/></text:p>
      <text:p text:style-name="P13"><text:span text:style-name="T17">Aspectos mejora</text:span></text:p>
      <text:p text:style-name="P14"><text:span text:style-name="T18">Interfaz de usuario:</text:span></text:p>
      <text:list text:style-name="L15">
        <text:list-item>
          <text:p text:style-name="P15"><text:span text:style-name="T18">Empleo de menú de opciones<text:s/></text:span><text:span text:style-name="T19">Medio hecho el modificar datos de un usuario (daba un error a corregir).</text:span><text:span text:style-name="T20"/></text:p>
        </text:list-item>
      </text:list>
      <text:p text:style-name="P16"><text:span text:style-name="T21"/></text:p>
      <text:p text:style-name="P16"><text:span text:style-name="T22">Navegación / Usabilidad</text:span></text:p>
      <text:list text:style-name="L17">
        <text:list-item>
          <text:p text:style-name="P17"><text:span text:style-name="T22">Ocultar enlaces no funcionales<text:s/></text:span><text:span text:style-name="T23">Hecho.</text:span><text:span text:style-name="T24"/></text:p>
        </text:list-item>
        <text:list-item>
          <text:p text:style-name="P17"><text:span text:style-name="T24">El inicio de la página de error lleva al login, mejor a home<text:s/></text:span><text:span text:style-name="T25">Hecho, he cambiado el controlador de inicio por uno que gestione esto, y dependiendo de que tipo de usuario seas te redirige a homeUser o homeAdm.<text:s/></text:span><text:span text:style-name="T26"/></text:p>
        </text:list-item>
        <text:list-item>
          <text:p text:style-name="P17"><text:span text:style-name="T26">Comprobación al eliminar<text:s/></text:span><text:span text:style-name="T27">Hecho.</text:span><text:span text:style-name="T28"/></text:p>
        </text:list-item>
      </text:list>
      <text:p text:style-name="P18"><text:span text:style-name="T29"/></text:p>
      <text:p text:style-name="P18"><text:span text:style-name="T30">RF:</text:span></text:p>
      <text:list text:style-name="L19">
        <text:list-item>
          <text:p text:style-name="P19"><text:span text:style-name="T30">Registro de usuarios no funcional<text:s/></text:span><text:span text:style-name="T31">Hecho.</text:span><text:span text:style-name="T32"/></text:p>
        </text:list-item>
      </text:list>
      <text:p text:style-name="P20"><text:span text:style-name="T33"/></text:p>
      <text:p text:style-name="P20"><text:span text:style-name="T34">RNF:</text:span></text:p>
      <text:list text:style-name="L21">
        <text:list-item>
          <text:p text:style-name="P21"><text:span text:style-name="T34">Limpiar el script de entrega<text:s/></text:span><text:span text:style-name="T35">Hecho.</text:span><text:span text:style-name="T36"/></text:p>
        </text:list-item>
        <text:list-item>
          <text:p text:style-name="P21"><text:span text:style-name="T36">BS + tiles<text:s/></text:span><text:span text:style-name="T37">Hecho.</text:span><text:span text:style-name="T38"/></text:p>
        </text:list-item>
        <text:list-item>
          <text:p text:style-name="P21"><text:span text:style-name="T38">AJAX</text:span></text:p>
        </text:list-item>
      </text:list>
      <text:p text:style-name="P22"><text:span text:style-name="T39"/></text:p>
      <text:p text:style-name="P22"><text:span text:style-name="T40">Adecuación a RF propuestos:</text:span></text:p>
      <text:list text:style-name="L23">
        <text:list-item>
          <text:p text:style-name="P23"><text:span text:style-name="T40">Donaciones</text:span></text:p>
        </text:list-item>
        <text:list-item>
          <text:p text:style-name="P23"><text:span text:style-name="T40">Citas</text:span></text:p>
        </text:list-item>
        <text:list-item>
          <text:p text:style-name="P23"><text:span text:style-name="T40">Noticias</text:span></text:p>
        </text:list-item>
        <text:list-item>
          <text:p text:style-name="P23"><text:span text:style-name="T40">Fotografía</text:span></text:p>
        </text:list-item>
        <text:list-item>
          <text:p text:style-name="P23"><text:span text:style-name="T40">Anuncios</text:span></text:p>
        </text:list-item>
        <text:list-item>
          <text:p text:style-name="P23"><text:span text:style-name="T40">Actividad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